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ff0000" officeooo:rsid="00011ac2" officeooo:paragraph-rsid="00011ac2"/>
    </style:style>
    <style:style style:name="P2" style:family="paragraph" style:parent-style-name="Standard">
      <style:text-properties fo:color="#ff0000" officeooo:rsid="00027153" officeooo:paragraph-rsid="00027153"/>
    </style:style>
    <style:style style:name="P3" style:family="paragraph" style:parent-style-name="Standard">
      <style:text-properties fo:color="#ff0000" officeooo:rsid="0003eaed" officeooo:paragraph-rsid="0003eaed"/>
    </style:style>
    <style:style style:name="P4" style:family="paragraph" style:parent-style-name="Standard">
      <style:text-properties fo:color="#ff0000" officeooo:rsid="00044d39" officeooo:paragraph-rsid="00044d39"/>
    </style:style>
    <style:style style:name="P5" style:family="paragraph" style:parent-style-name="Standard">
      <style:text-properties fo:color="#ff0000" officeooo:rsid="0005ad29" officeooo:paragraph-rsid="0005ad29"/>
    </style:style>
    <style:style style:name="P6" style:family="paragraph" style:parent-style-name="Standard">
      <style:text-properties fo:color="#c9211e" officeooo:rsid="00081014" officeooo:paragraph-rsid="00081014"/>
    </style:style>
    <style:style style:name="T1" style:family="text">
      <style:text-properties officeooo:rsid="0003ea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Quantas casas estão disponíveis para compra?</text:p>
      <text:p text:style-name="P1">R: 21613</text:p>
      <text:p text:style-name="Standard">2. <text:bookmark-start text:name="__DdeLink__1_397501090"/>Quantos atributos as casas possuem?<text:bookmark-end text:name="__DdeLink__1_397501090"/></text:p>
      <text:p text:style-name="P1">R: 21</text:p>
      <text:p text:style-name="Standard">3. Quais são os atributos das casas?</text:p>
      <text:p text:style-name="P1">R: ['id', 'date', 'price', '<text:bookmark-start text:name="__DdeLink__7_397501090"/>bedrooms<text:bookmark-end text:name="__DdeLink__7_397501090"/>', 'bathrooms', 'sqft_living',</text:p>
      <text:p text:style-name="P1"><text:s text:c="7"/>'sqft_lot', 'floors', 'waterfront', 'view', 'condition', 'grade',</text:p>
      <text:p text:style-name="P1"><text:s text:c="7"/>'sqft_above', 'sqft_basement', 'yr_built', 'yr_renovated', 'zipcode',</text:p>
      <text:p text:style-name="P1"><text:s text:c="7"/>'lat', 'long', 'sqft_living15', 'sqft_lot15'],</text:p>
      <text:p text:style-name="Standard"><text:bookmark-start text:name="__DdeLink__3_397501090"/>4. Qual a casa mais cara ( casa com o maior valor de venda )?<text:bookmark-end text:name="__DdeLink__3_397501090"/></text:p>
      <text:p text:style-name="P2"><text:span text:style-name="T1">R: </text:span>A casa de ID 6762700020</text:p>
      <text:p text:style-name="Standard"><text:bookmark-start text:name="__DdeLink__5_397501090"/>5. Qual a casa com o maior número de quartos?<text:bookmark-end text:name="__DdeLink__5_397501090"/></text:p>
      <text:p text:style-name="P2"><text:span text:style-name="T1">R: </text:span>A casa de ID 2402100895</text:p>
      <text:p text:style-name="Standard"/>
      <text:p text:style-name="Standard">6. <text:bookmark-start text:name="__DdeLink__9_397501090"/>Qual a soma total de quartos do conjunto de dados?<text:bookmark-end text:name="__DdeLink__9_397501090"/></text:p>
      <text:p text:style-name="P3">R: 72854</text:p>
      <text:p text:style-name="Standard"><text:bookmark-start text:name="__DdeLink__11_397501090"/>7. Quantas casas possuem 2 banheiros?<text:bookmark-end text:name="__DdeLink__11_397501090"/></text:p>
      <text:p text:style-name="P4">R: 1930</text:p>
      <text:p text:style-name="Standard">8. <text:bookmark-start text:name="__DdeLink__14_397501090"/>Qual o preço médio de todas as casas no conjunto de dados?<text:bookmark-end text:name="__DdeLink__14_397501090"/></text:p>
      <text:p text:style-name="P5">R: 540088</text:p>
      <text:p text:style-name="Standard"><text:bookmark-start text:name="__DdeLink__19_397501090"/>9. <text:bookmark-start text:name="__DdeLink__16_397501090"/>Qual o preço médio de casas com 2 banheiros?<text:bookmark-end text:name="__DdeLink__19_397501090"/><text:bookmark-end text:name="__DdeLink__16_397501090"/></text:p>
      <text:p text:style-name="P6">R: 457889</text:p>
      <text:p text:style-name="Standard">10. Qual o preço mínimo entre as casas com 3 quartos?</text:p>
      <text:p text:style-name="Standard">11. Quantas casas possuem mais de 300 metros quadrados na sala</text:p>
      <text:p text:style-name="Standard">de estar?</text:p>
      <text:p text:style-name="Standard">12. Quantas casas tem mais de 2 andares?</text:p>
      <text:p text:style-name="Standard">13. Quantas casas tem vista para o mar?</text:p>
      <text:p text:style-name="Standard">14. Das casas com vista para o mar, quantas tem 3 quartos?</text:p>
      <text:p text:style-name="Standard">15. Das casas com mais de 300 metros quadrados de sala de estar,</text:p>
      <text:p text:style-name="Standard">quantas tem mais de 2 banheiros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1T19:16:41.271843912</meta:creation-date>
    <dc:date>2021-12-12T15:57:36.942438872</dc:date>
    <meta:editing-duration>PT1H55M3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202" meta:character-count="1147" meta:non-whitespace-character-count="953"/>
  </office:meta>
</office:document-meta>
</file>